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1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700">
            <text:p>3700</text:p>
          </table:table-cell>
          <table:table-cell table:formula="of:=SUM([.B25:.F25])" office:value-type="float" office:value="22300">
            <text:p>223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84.615384615385">
            <text:p>284.6153846154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table:number-columns-repeated="5"/>
          <table:table-cell table:style-name="ce8"/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style-name="ce2"/>
          <table:table-cell table:style-name="ce15" table:number-columns-repeated="3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Անի Գ․</text:p>
          </table:table-cell>
          <table:table-cell table:style-name="ce8"/>
          <table:table-cell/>
          <table:table-cell table:style-name="ce3"/>
          <table:table-cell table:style-name="ce15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Համլետ</text:p>
          </table:table-cell>
          <table:table-cell table:style-name="ce15" table:number-columns-repeated="4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style-name="ce3" table:number-columns-repeated="4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number-columns-repeated="4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8/24/2015</text:date>, <text:time>19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4T19:32:28</dc:date>
    <meta:editing-duration>P1DT2H7M35S</meta:editing-duration>
    <meta:editing-cycles>738</meta:editing-cycles>
    <meta:generator>OpenOffice/4.1.1$Unix OpenOffice.org_project/411m6$Build-9775</meta:generator>
    <dc:creator>employee employee</dc:creator>
    <meta:document-statistic meta:table-count="6" meta:cell-count="1630" meta:object-count="0"/>
  </office:meta>
</office:document-meta>
</file>